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a0667" officeooo:paragraph-rsid="003a066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443705" officeooo:paragraph-rsid="00502e67" style:font-size-asian="9.60000038146973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Courier New" fo:font-size="11pt" fo:font-weight="normal" officeooo:rsid="0045a91a" officeooo:paragraph-rsid="00502e67" style:font-name-asian="SimSun" style:font-size-asian="9.60000038146973pt" style:font-weight-asian="normal" style:font-name-complex="Mang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Courier New" fo:font-size="11pt" fo:font-weight="normal" officeooo:rsid="0045a91a" officeooo:paragraph-rsid="005acc4e" style:font-name-asian="SimSun" style:font-size-asian="9.60000038146973pt" style:font-weight-asian="normal" style:font-name-complex="Mang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Courier New" fo:font-size="11pt" fo:font-style="italic" fo:font-weight="normal" officeooo:rsid="0045a91a" officeooo:paragraph-rsid="00502e67" style:font-name-asian="SimSun" style:font-size-asian="9.60000038146973pt" style:font-style-asian="italic" style:font-weight-asian="normal" style:font-name-complex="Mangal" style:font-size-complex="11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Courier New" fo:font-size="11pt" fo:font-weight="bold" officeooo:rsid="0045a91a" officeooo:paragraph-rsid="00502e67" style:font-name-asian="SimSun" style:font-size-asian="9.60000038146973pt" style:font-weight-asian="bold" style:font-name-complex="Mangal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Courier New" fo:font-size="11pt" fo:font-weight="normal" officeooo:rsid="0045a91a" officeooo:paragraph-rsid="00502e67" style:font-name-asian="SimSun" style:font-size-asian="9.60000038146973pt" style:font-weight-asian="normal" style:font-name-complex="Mang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45a91a" officeooo:paragraph-rsid="00502e67" style:font-name-asian="SimSun" style:font-size-asian="10.5pt" style:font-weight-asian="normal" style:font-name-complex="Mang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Liberation Serif" fo:font-size="10pt" fo:font-style="normal" fo:font-weight="normal" officeooo:rsid="01e03e6a" officeooo:paragraph-rsid="005d9992" style:font-name-asian="SimSun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Liberation Serif" fo:font-size="12pt" fo:font-weight="normal" officeooo:rsid="0045a91a" officeooo:paragraph-rsid="005d9992" style:font-name-asian="SimSun" style:font-size-asian="12pt" style:font-weight-asian="normal" style:font-name-complex="Mangal" style:font-size-complex="12pt" style:font-weight-complex="normal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e62ff"/>
    </style:style>
    <style:style style:name="T2" style:family="text">
      <style:text-properties officeooo:rsid="003a0667"/>
    </style:style>
    <style:style style:name="T3" style:family="text">
      <style:text-properties style:text-position="0% 100%" officeooo:rsid="0045a91a" style:font-name-asian="SimSun" style:font-name-complex="Mangal"/>
    </style:style>
    <style:style style:name="T4" style:family="text">
      <style:text-properties style:text-position="0% 100%" officeooo:rsid="00540768" style:font-name-asian="SimSun" style:font-name-complex="Mangal"/>
    </style:style>
    <style:style style:name="T5" style:family="text">
      <style:text-properties style:text-position="0% 100%" officeooo:rsid="0055545c" style:font-name-asian="SimSun" style:font-name-complex="Mangal"/>
    </style:style>
    <style:style style:name="T6" style:family="text">
      <style:text-properties style:text-position="0% 100%" officeooo:rsid="005acc4e" style:font-name-asian="SimSun" style:font-name-complex="Mang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5acc4e" style:font-style-asian="italic" style:font-style-complex="italic"/>
    </style:style>
    <style:style style:name="T9" style:family="text">
      <style:text-properties officeooo:rsid="005acc4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840c47"/>
    </style:style>
    <style:style style:name="T12" style:family="text">
      <style:text-properties officeooo:rsid="01cdb0b8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3"/>public boolean erkennt(String wort)</text:p>
      <text:p text:style-name="P5"><text:s text:c="3"/>{</text:p>
      <text:p text:style-name="P6"><text:s text:c="6"/>int zustand = 0; <text:s/><text:span text:style-name="T7"><text:s text:c="6"/>// Startzustand ist 0</text:span></text:p>
      <text:p text:style-name="P5"><text:s text:c="6"/><text:span text:style-name="T9">char zeichen; <text:s text:c="10"/></text:span><text:span text:style-name="T8">// das aktuelle Zeichen</text:span></text:p>
      <text:p text:style-name="P5"><text:s text:c="6"/><text:span text:style-name="T9">int pos = 0; <text:s text:c="11"/></text:span><text:span text:style-name="T8">// aktuelle Position im Wort</text:span></text:p>
      <text:p text:style-name="P5"/>
      <text:p text:style-name="P7"><text:s text:c="6"/>// Lies die Eingabe vom Anfang bis zum Ende</text:p>
      <text:p text:style-name="P5"><text:s text:c="6"/>while (<text:span text:style-name="T9">pos &lt; wort.length()</text:span>)</text:p>
      <text:p text:style-name="P5"><text:s text:c="6"/>{</text:p>
      <text:p text:style-name="P4"><text:span text:style-name="T3"><text:s text:c="9"/>// Aktuelles Zeichen </text:span><text:span text:style-name="T6">aus dem String holen</text:span></text:p>
      <text:p text:style-name="P5"><text:s text:c="9"/>char z = <text:span text:style-name="T9">wort.charAt(pos)</text:span>;</text:p>
      <text:p text:style-name="P5"/>
      <text:p text:style-name="P4"><text:span text:style-name="T3"><text:s text:c="9"/>// Je nach Zustand und Zeichen wird </text:span><text:span text:style-name="T5">der</text:span><text:span text:style-name="T3"> Folgezustand bestimmt</text:span></text:p>
      <text:p text:style-name="P5"><text:s text:c="9"/>if (zustand == 0)</text:p>
      <text:p text:style-name="P5"><text:s text:c="9"/>{</text:p>
      <text:p text:style-name="P5"><text:s text:c="12"/>if (z == 'a') { zustand = 1; }</text:p>
      <text:p text:style-name="P5"><text:s text:c="12"/>if (z == 'b') { zustand = 0; }</text:p>
      <text:p text:style-name="P5"><text:s text:c="9"/>}</text:p>
      <text:p text:style-name="P5"><text:s text:c="9"/>else if (zustand == 1)</text:p>
      <text:p text:style-name="P5"><text:s text:c="9"/>{</text:p>
      <text:p text:style-name="P5"><text:s text:c="12"/>if (z == 'a') { zustand = 1; }</text:p>
      <text:p text:style-name="P5"><text:s text:c="12"/>if (z == 'b') { zustand = 2; }</text:p>
      <text:p text:style-name="P5"><text:s text:c="9"/>}</text:p>
      <text:p text:style-name="P5"><text:s text:c="9"/>else if (zustand == 2)</text:p>
      <text:p text:style-name="P5"><text:s text:c="9"/>{</text:p>
      <text:p text:style-name="P5"><text:s text:c="12"/>if (z == 'a') { zustand = 1; }</text:p>
      <text:p text:style-name="P5"><text:s text:c="12"/>if (z == 'b') { zustand = 3; }</text:p>
      <text:p text:style-name="P5"><text:s text:c="9"/>}</text:p>
      <text:p text:style-name="P5"><text:s text:c="9"/>else if (zustand == 3)</text:p>
      <text:p text:style-name="P5"><text:s text:c="9"/>{</text:p>
      <text:p text:style-name="P5"><text:s text:c="12"/>if (z == 'a') { zustand = 4; }</text:p>
      <text:p text:style-name="P5"><text:s text:c="12"/>if (z == 'b') { zustand = 0; } <text:s text:c="15"/></text:p>
      <text:p text:style-name="P5"><text:s text:c="9"/>}</text:p>
      <text:p text:style-name="P5"><text:s text:c="9"/>else if (zustand == 4)</text:p>
      <text:p text:style-name="P5"><text:s text:c="9"/>{</text:p>
      <text:p text:style-name="P5"><text:s text:c="12"/>zustand = 4;</text:p>
      <text:p text:style-name="P5"><text:s text:c="9"/>}</text:p>
      <text:p text:style-name="P7"><text:s text:c="9"/></text:p>
      <text:p text:style-name="P6"><text:s text:c="9"/><text:span text:style-name="T9">pos++</text:span>;<text:span text:style-name="T7"> <text:s text:c="3"/>// Gehe zum nächsten Zeichen</text:span></text:p>
      <text:p text:style-name="P5"><text:s text:c="6"/>}</text:p>
      <text:p text:style-name="P5"/>
      <text:p text:style-name="P4"><text:span text:style-name="T3"><text:s text:c="6"/>// Eingabe bis zum Ende gelesen, </text:span><text:span text:style-name="T4">p</text:span><text:span text:style-name="T3">rüfe, ob DEA im Endzustand ist.</text:span></text:p>
      <text:p text:style-name="P5"><text:s text:c="6"/>if (zustand == 4)</text:p>
      <text:p text:style-name="P5"><text:s text:c="6"/>{</text:p>
      <text:p text:style-name="P5"><text:s text:c="9"/>return true;</text:p>
      <text:p text:style-name="P5"><text:s text:c="6"/>}</text:p>
      <text:p text:style-name="P5"><text:s text:c="6"/>return false;</text:p>
      <text:p text:style-name="P5"><text:s text:c="3"/>}</text:p>
      <text:p text:style-name="P10"/>
      <text:p text:style-name="P10"/>
      <text:p text:style-name="P10"/>
      <text:p text:style-name="P10"/>
      <text:p text:style-name="P10"/>
      <text:p text:style-name="P10"/>
      <text:p text:style-name="P12"><draw:frame text:anchor-type="paragraph" draw:z-index="0" draw:name="Form1" draw:style-name="gr1" draw:text-style-name="P13" svg:width="1.795cm" svg:height="0.63cm" svg:x="15.161cm" svg:y="0.273cm"><draw:image xlink:href="Pictures/10000000000000580000001F196641809BB809C4.png" xlink:type="simple" xlink:show="embed" xlink:actuate="onLoad" loext:mime-type="image/png"><text:p/></draw:image></draw:frame></text:p>
      <text:p text:style-name="P11"><text:span text:style-name="T10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1">pothmann.de</text:span></text:a><text:span text:style-name="T11">, f</text:span>reigegeben unter <text:a xlink:type="simple" xlink:href="https://creativecommons.org/licenses/by-nc-sa/4.0/" text:style-name="Internet_20_link" text:visited-style-name="Visited_20_Internet_20_Link">CC BY-NC-SA 4.0</text:a>, <text:span text:style-name="T12">März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a0667" officeooo:paragraph-rsid="003a066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e62ff"/>
    </style:style>
    <style:style style:name="MT2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D<text:span text:style-name="MT1">EA in Java – 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2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3-02T07:37:10.076000000</dc:date>
    <meta:editing-duration>PT6H15M44S</meta:editing-duration>
    <meta:editing-cycles>58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48" meta:word-count="220" meta:character-count="1424" meta:non-whitespace-character-count="823"/>
  </office:meta>
</office:document-meta>
</file>